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officeooo:rsid="007b8184" officeooo:paragraph-rsid="007b8184" style:font-style-asian="normal" style:font-style-complex="normal"/>
    </style:style>
    <style:style style:name="P34"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5"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6"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8"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1"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2"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3"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4"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5" style:family="paragraph" style:parent-style-name="Standard">
      <style:text-properties style:font-name="Courier 10 Pitch" fo:font-style="normal" officeooo:rsid="001395a6" officeooo:paragraph-rsid="001395a6" style:font-style-asian="normal" style:font-style-complex="normal"/>
    </style:style>
    <style:style style:name="P46" style:family="paragraph" style:parent-style-name="Standard">
      <style:text-properties style:font-name="Courier 10 Pitch" fo:font-style="normal" officeooo:rsid="00311c85" officeooo:paragraph-rsid="00311c85" style:font-style-asian="normal" style:font-style-complex="normal"/>
    </style:style>
    <style:style style:name="P47" style:family="paragraph" style:parent-style-name="Standard">
      <style:text-properties style:font-name="Courier 10 Pitch" fo:font-style="normal" officeooo:rsid="00378f83" officeooo:paragraph-rsid="00378f83" style:font-style-asian="normal" style:font-style-complex="normal"/>
    </style:style>
    <style:style style:name="P48"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0"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1"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0"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1" style:family="paragraph" style:parent-style-name="Standard">
      <style:text-properties officeooo:rsid="001b0835" officeooo:paragraph-rsid="001b0835"/>
    </style:style>
    <style:style style:name="P62" style:family="paragraph" style:parent-style-name="Standard">
      <style:text-properties officeooo:rsid="00101028" officeooo:paragraph-rsid="001b0835"/>
    </style:style>
    <style:style style:name="P63" style:family="paragraph" style:parent-style-name="Standard">
      <style:text-properties officeooo:rsid="0011b78d" officeooo:paragraph-rsid="003fa6f9"/>
    </style:style>
    <style:style style:name="P64" style:family="paragraph" style:parent-style-name="Standard">
      <style:text-properties officeooo:rsid="0011b78d" officeooo:paragraph-rsid="0061eb56"/>
    </style:style>
    <style:style style:name="P65"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2">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1">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0">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63"><text:span text:style-name="T10">At this point you will probably want to connect to a real MIDI keyboard </text:span><text:span text:style-name="T14">(or other source of MIDI).</text:span></text:p>
      <text:p text:style-name="P32"/>
      <text:p text:style-name="P64"><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5"><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60">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51"><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52">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5">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53">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7"><text:tab/>/usr/share/yoshimi </text:p>
      <text:p text:style-name="P47"><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8"><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54">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6">State</text:p>
      <text:p text:style-name="P23"/>
      <text:p text:style-name="P24">The entire state of Yoshimi can also be saved. This includes all of the above, along with all your settings preferences. <text:span text:style-name="T43">By default it will be saved in:</text:span></text:p>
      <text:p text:style-name="P46"><text:tab/>/home/{user}/.config/yoshimi/yoshimi.state</text:p>
      <text:p text:style-name="P46"/>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7">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33"><text:soft-page-break/><text:span text:style-name="T81">Vectors</text:span> use C<text:span text:style-name="T81">C</text:span>s (Continuous Controllers) <text:span text:style-name="T81">to make the actual changes, one for each axis.</text:span></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4"/>
      <text:p text:style-name="P35">The Y axis is similar, and if activated, Yoshimi will be set for 64 parts.</text:p>
      <text:p text:style-name="P35"/>
      <text:p text:style-name="P36">All changes made are immediately effective, but disabling them will not disable the underlying instruments, nor will it lower the number of available parts. This is done to protect other elements that may have already been been set up.</text:p>
      <text:p text:style-name="P36"/>
      <text:p text:style-name="P36">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6"/>
      <text:p text:style-name="P36"/>
      <text:p text:style-name="P59">Midi Learn</text:p>
      <text:p text:style-name="P40"/>
      <text:p text:style-name="P43">This is a fairly feature in Yoshimi, and enables you to ‘teach’ <text:s/>it to respond to MIDI CC messages .</text:p>
      <text:p text:style-name="P43"/>
      <text:p text:style-name="P43">To learn, hold Ctrl while right-clicking on any GUI control. There will be a pop-up window detailing the control you selected, or a message saying it's not learnable.</text:p>
      <text:p text:style-name="P43"/>
      <text:p text:style-name="P43">After that, if you were learning, the first physical controller you move, or CC message you send will be locked, and you'll see the GUI knob or slider move in sympathy with the physical control. The pop-up window will also disappear.</text:p>
      <text:p text:style-name="P43"/>
      <text:p text:style-name="P43">If you now use the 'Yoshimi' drop-down menu and click on 'MIDI Learn' you will see a new window displaying your recently learned controller. Along with a number of settings, you'll see text with precise details of this complete action.</text:p>
      <text:p text:style-name="P43"/>
      <text:p text:style-name="P43">There is also an 'activity' LED that flickers when the associated CC/channel is received, provided the line is not muted, or blocked by an earlier one.</text:p>
      <text:p text:style-name="P43"/>
      <text:p text:style-name="P44">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3"/>
      <text:p text:style-name="P37"/>
      <text:p text:style-name="P58">Other forms of Access</text:p>
      <text:p text:style-name="P38"/>
      <text:p text:style-name="P38">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8"/>
      <text:p text:style-name="P38">This mode of access gives you all the major features, but currently none of the editors. <text:span text:style-name="T73">This means</text:span> Yoshimi is quite usable, but not <text:span text:style-name="T61">yet </text:span>editable <text:span text:style-name="T61">from </text:span>here.</text:p>
      <text:p text:style-name="P38"><text:soft-page-break/></text:p>
      <text:p text:style-name="P38">As well as normal MIDI CCs, program changes etc. very many settings can be changed via Non Registered Parameter Numbers (NRPN).</text:p>
      <text:p text:style-name="P38"/>
      <text:p text:style-name="P38"/>
      <text:p text:style-name="P58">Further Information</text:p>
      <text:p text:style-name="P38"/>
      <text:p text:style-name="P38"><text:span text:style-name="T80">Depending on how Yoshimi was installed, o</text:span>ne of the following locations will give you a lot of detailed information, mostly in the form of plain text files:</text:p>
      <text:p text:style-name="P48"><text:tab/>/usr/share/doc/yoshimi</text:p>
      <text:p text:style-name="P48"><text:tab/>/usr/local/share/doc/yoshimi</text:p>
      <text:p text:style-name="P38"/>
      <text:p text:style-name="P39">Also a very <text:span text:style-name="T63">detailed</text:span> <text:span text:style-name="T80">and advanced </text:span>user manual is being built up by Chris at:</text:p>
      <text:p text:style-name="P39"><text:s/><text:tab/><text:a xlink:type="simple" xlink:href="https://github.com/ahlstromcj/yoshimi-doc" text:style-name="Internet_20_link" text:visited-style-name="Visited_20_Internet_20_Link">https://github.com/ahlstromcj/yoshimi-doc</text:a></text:p>
      <text:p text:style-name="P38"/>
      <text:p text:style-name="P41">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1"/>
      <text:p text:style-name="P42">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2"/>
      <text:p text:style-name="P42"/>
      <text:p text:style-name="P38"/>
      <text:p text:style-name="P65">Copyright © 201<text:span text:style-name="T79">7</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7-05-13T18:46:33.858907035</dc:date>
    <meta:editing-duration>PT4H24M3S</meta:editing-duration>
    <meta:editing-cycles>80</meta:editing-cycles>
    <meta:generator>LibreOffice/5.2.6.2$Linux_X86_64 LibreOffice_project/20m0$Build-2</meta:generator>
    <meta:document-statistic meta:table-count="0" meta:image-count="0" meta:object-count="0" meta:page-count="6" meta:paragraph-count="86" meta:word-count="2668" meta:character-count="14993" meta:non-whitespace-character-count="12386"/>
  </office:meta>
</office:document-meta>
</file>